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2d13d" draw:textarea-horizontal-align="justify" draw:textarea-vertical-align="middle" draw:auto-grow-height="false" fo:min-height="1.646cm" fo:min-width="4.176cm"/>
    </style:style>
    <style:style style:name="gr2" style:family="graphic" style:parent-style-name="standard">
      <style:graphic-properties svg:stroke-width="0.018cm" svg:stroke-color="#3465a4" draw:marker-start-width="0.227cm" draw:marker-end-width="0.227cm" draw:fill-color="#ff8080" draw:textarea-horizontal-align="justify" draw:textarea-vertical-align="middle" draw:auto-grow-height="false" fo:min-height="1.538cm" fo:min-width="2.988cm" fo:padding-top="0.134cm" fo:padding-bottom="0.134cm" fo:padding-left="0.259cm" fo:padding-right="0.259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646cm" fo:min-width="4.176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646cm" fo:min-width="2.97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646cm" fo:min-width="2.59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646cm" fo:min-width="2.476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1.646cm" fo:min-width="2.996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min-height="1.646cm" fo:min-width="3.296cm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 fo:min-height="1.646cm" fo:min-width="3.096cm"/>
    </style:style>
    <style:style style:name="gr10" style:family="graphic" style:parent-style-name="standard">
      <style:graphic-properties draw:fill-color="#ff8080" draw:textarea-horizontal-align="justify" draw:textarea-vertical-align="middle" draw:auto-grow-height="false" fo:min-height="1.736cm" fo:min-width="2.886cm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 fo:min-height="1.646cm" fo:min-width="3.076cm"/>
    </style:style>
    <style:style style:name="gr12" style:family="graphic" style:parent-style-name="objectwithoutfill">
      <style:graphic-properties draw:marker-end="Square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Square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488cm" fo:min-width="1.738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488cm" fo:min-width="2.738cm" fo:padding-top="0.134cm" fo:padding-bottom="0.134cm" fo:padding-left="0.259cm" fo:padding-right="0.259cm"/>
    </style:style>
    <style:style style:name="gr18" style:family="graphic" style:parent-style-name="standard">
      <style:graphic-properties draw:fill-color="#9966cc" draw:textarea-horizontal-align="justify" draw:textarea-vertical-align="middle" draw:auto-grow-height="false" fo:min-height="1.125cm" fo:min-width="2.001cm"/>
    </style:style>
    <style:style style:name="gr19" style:family="graphic" style:parent-style-name="standard">
      <style:graphic-properties draw:fill-color="#ff8080" draw:textarea-horizontal-align="justify" draw:textarea-vertical-align="middle" draw:auto-grow-height="false" fo:min-height="1.125cm" fo:min-width="2.8cm"/>
    </style:style>
    <style:style style:name="gr2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1" style:family="graphic" style:parent-style-name="standard">
      <style:graphic-properties draw:fill-color="#ff8080" draw:textarea-horizontal-align="justify" draw:textarea-vertical-align="middle" draw:auto-grow-height="false" fo:min-height="1.581cm" fo:min-width="3.004cm"/>
    </style:style>
    <style:style style:name="P1" style:family="paragraph">
      <style:paragraph-properties fo:text-align="center"/>
    </style:style>
    <style:style style:name="P2" style:family="paragraph">
      <loext:graphic-properties draw:fill-color="#92d13d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9966cc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5" draw:id="id15" draw:layer="layout" svg:width="4.88cm" svg:height="2.1cm" svg:x="11.6cm" svg:y="1.5cm">
          <text:p text:style-name="P1"><text:span text:style-name="T1">Develope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88cm" svg:height="2.1cm" svg:x="6.42cm" svg:y="1.5cm">
          <text:p text:style-name="P1"><text:span text:style-name="T1">Generato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88cm" svg:height="2.1cm" svg:x="16.72cm" svg:y="1.5cm">
          <text:p text:style-name="P1"><text:span text:style-name="T1">Use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7cm" svg:height="2cm" svg:x="22.4cm" svg:y="11.9cm">
          <text:p text:style-name="P1"><text:span text:style-name="T1">ChangeFeed</text:span></text:p>
          <text:p text:style-name="P1"><text:span text:style-name="T1">(Commo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88cm" svg:height="2.1cm" svg:x="10.22cm" svg:y="4.826cm">
          <text:p text:style-name="P1"><text:span text:style-name="T1">Mediato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3.68cm" svg:height="2.1cm" svg:x="22.42cm" svg:y="15cm">
          <text:p text:style-name="P1"><text:span text:style-name="T1">Developer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3cm" svg:height="2.1cm" svg:x="17.8cm" svg:y="15.1cm">
          <text:p text:style-name="P1"><text:span text:style-name="T1">Filter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3" draw:id="id13" draw:layer="layout" svg:width="3.18cm" svg:height="2.1cm" svg:x="5.52cm" svg:y="8.5cm">
          <text:p text:style-name="P1"><text:span text:style-name="T1">Generator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3.68cm" svg:height="2.1cm" svg:x="8.82cm" svg:y="8.526cm">
          <text:p text:style-name="P1"><text:span text:style-name="T1">EventDriven-</text:span></text:p>
          <text:p text:style-name="P1"><text:span text:style-name="T1">Tasks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1" draw:id="id11" draw:layer="layout" svg:width="3.7cm" svg:height="2.1cm" svg:x="16.6cm" svg:y="8.526cm">
          <text:p text:style-name="P1"><text:span text:style-name="T1">BondedTask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9" draw:id="id19" draw:layer="layout" svg:width="4cm" svg:height="2.1cm" svg:x="24.3cm" svg:y="8.5cm">
          <text:p text:style-name="P1"><text:span text:style-name="T1">GeneratorCon-</text:span></text:p>
          <text:p text:style-name="P1"><text:span text:style-name="T1">nection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2" draw:id="id12" draw:layer="layout" svg:width="3.8cm" svg:height="2.1cm" svg:x="1.6cm" svg:y="8.5cm">
          <text:p text:style-name="P1"><text:span text:style-name="T1">ModelRelease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3.6cm" svg:height="2.2cm" svg:x="17.6cm" svg:y="11.8cm">
          <text:p text:style-name="P1"><text:span text:style-name="T1">TimedTask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4" draw:id="id14" draw:layer="layout" svg:width="3.78cm" svg:height="2.1cm" svg:x="20.4cm" svg:y="8.5cm">
          <text:p text:style-name="P1"><text:span text:style-name="T1">GeneratorRe-</text:span></text:p>
          <text:p text:style-name="P1"><text:span text:style-name="T1">quest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line" svg:x1="11cm" svg:y1="12.9cm" svg:x2="5.6cm" svg:y2="12.9cm" draw:start-shape="id1" draw:start-glue-point="6" draw:end-shape="id2" draw:end-glue-point="8" svg:d="M11000 12900h-5400" svg:viewBox="0 0 5401 1">
          <text:p/>
        </draw:connector>
        <draw:connector draw:style-name="gr12" draw:text-style-name="P4" draw:layer="layout" draw:line-skew="-1.099cm" svg:x1="3.1cm" svg:y1="12.9cm" svg:x2="10.22cm" svg:y2="5.876cm" draw:start-shape="id2" draw:start-glue-point="6" draw:end-shape="id3" svg:d="M3100 12900h-1600v-7024h8720" svg:viewBox="0 0 8721 7025">
          <text:p/>
        </draw:connector>
        <draw:connector draw:style-name="gr12" draw:text-style-name="P4" draw:layer="layout" draw:line-skew="-1.191cm" svg:x1="3cm" svg:y1="16.15cm" svg:x2="10.22cm" svg:y2="5.876cm" draw:start-shape="id4" draw:start-glue-point="3" draw:end-shape="id3" svg:d="M3000 16150h-1700v-10274h8920" svg:viewBox="0 0 8921 10275">
          <text:p/>
        </draw:connector>
        <draw:connector draw:style-name="gr13" draw:text-style-name="P4" draw:layer="layout" draw:line-skew="0cm -17.661cm -0.125cm" svg:x1="24.26cm" svg:y1="17.1cm" svg:x2="12.66cm" svg:y2="4.826cm" draw:start-shape="id5" draw:start-glue-point="2" draw:end-shape="id3" draw:end-glue-point="0" svg:d="M24260 17100v502h-23160v-13402h11560v626" svg:viewBox="0 0 23161 13403">
          <text:p/>
        </draw:connector>
        <draw:connector draw:style-name="gr14" draw:text-style-name="P4" draw:layer="layout" draw:type="line" svg:x1="5.6cm" svg:y1="16.15cm" svg:x2="6.8cm" svg:y2="16.15cm" draw:start-shape="id4" draw:start-glue-point="1" draw:end-shape="id6" svg:d="M5600 16150h1200" svg:viewBox="0 0 1201 1">
          <text:p/>
        </draw:connector>
        <draw:connector draw:style-name="gr15" draw:text-style-name="P4" draw:layer="layout" draw:type="line" svg:x1="4.35cm" svg:y1="14cm" svg:x2="4.3cm" svg:y2="15.1cm" draw:start-shape="id2" draw:start-glue-point="7" draw:end-shape="id4" draw:end-glue-point="0" svg:d="M4350 14000l-50 1100" svg:viewBox="0 0 51 1101">
          <text:p/>
        </draw:connector>
        <draw:custom-shape draw:style-name="gr16" draw:text-style-name="P5" xml:id="id4" draw:id="id4" draw:layer="layout" svg:width="2.6cm" svg:height="2.1cm" svg:x="3cm" svg:y="15.1cm">
          <text:p text:style-name="P1"><text:span text:style-name="T1">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6" draw:id="id6" draw:layer="layout" svg:width="3.6cm" svg:height="2.1cm" svg:x="6.8cm" svg:y="15.1cm">
          <text:p text:style-name="P1"><text:span text:style-name="T1">DockerWork-</text:span></text:p>
          <text:p text:style-name="P1"><text:span text:style-name="T1">Executor</text:span></text:p>
          <text:p text:style-name="P1"><text:span text:style-name="T1">(Work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2" draw:id="id2" draw:layer="layout" svg:width="2.5cm" svg:height="2.2cm" svg:x="3.1cm" svg:y="11.8cm">
          <text:p text:style-name="P1"><text:span text:style-name="T1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3" xml:id="id1" draw:id="id1" draw:layer="layout" svg:width="3.3cm" svg:height="2.2cm" svg:x="11cm" svg:y="11.8cm">
          <text:p text:style-name="P1"><text:span text:style-name="T1">WorkQueue</text:span></text:p>
          <text:p text:style-name="P1"><text:span text:style-name="T1">(Develope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24.25cm" svg:y1="13.9cm" svg:x2="24.26cm" svg:y2="15cm" draw:start-shape="id7" draw:start-glue-point="2" draw:end-shape="id5" svg:d="M24250 13900v555h10v545" svg:viewBox="0 0 11 1101">
          <text:p/>
        </draw:connector>
        <draw:connector draw:style-name="gr13" draw:text-style-name="P4" draw:layer="layout" svg:x1="22.4cm" svg:y1="12.9cm" svg:x2="21.2cm" svg:y2="12.9cm" draw:start-shape="id7" draw:start-glue-point="3" draw:end-shape="id8" draw:end-glue-point="1" svg:d="M22400 12900h-1200" svg:viewBox="0 0 1201 1">
          <text:p/>
        </draw:connector>
        <draw:connector draw:style-name="gr13" draw:text-style-name="P4" draw:layer="layout" svg:x1="17.8cm" svg:y1="16.15cm" svg:x2="14.3cm" svg:y2="12.9cm" draw:start-shape="id9" draw:start-glue-point="3" draw:end-shape="id1" draw:end-glue-point="8" svg:d="M17800 16150h-1749v-3250h-1751" svg:viewBox="0 0 3501 3251">
          <text:p/>
        </draw:connector>
        <draw:connector draw:style-name="gr13" draw:text-style-name="P4" draw:layer="layout" draw:line-skew="-0.164cm" svg:x1="10.66cm" svg:y1="10.626cm" svg:x2="12.65cm" svg:y2="11.8cm" draw:start-shape="id10" draw:start-glue-point="2" draw:end-shape="id1" draw:end-glue-point="5" svg:d="M10660 10626v424h1990v750" svg:viewBox="0 0 1991 1175">
          <text:p/>
        </draw:connector>
        <draw:connector draw:style-name="gr13" draw:text-style-name="P4" draw:layer="layout" draw:line-skew="-0.164cm" svg:x1="18.45cm" svg:y1="10.626cm" svg:x2="12.65cm" svg:y2="11.8cm" draw:start-shape="id11" draw:start-glue-point="2" draw:end-shape="id1" draw:end-glue-point="5" svg:d="M18450 10626v424h-5800v750" svg:viewBox="0 0 5801 1175">
          <text:p/>
        </draw:connector>
        <draw:connector draw:style-name="gr13" draw:text-style-name="P4" draw:layer="layout" draw:line-skew="-0.164cm" svg:x1="3.5cm" svg:y1="10.6cm" svg:x2="12.65cm" svg:y2="11.8cm" draw:start-shape="id12" draw:start-glue-point="2" draw:end-shape="id1" draw:end-glue-point="5" svg:d="M3500 10600v437h9150v763" svg:viewBox="0 0 9151 1201">
          <text:p/>
        </draw:connector>
        <draw:connector draw:style-name="gr13" draw:text-style-name="P4" draw:layer="layout" draw:line-skew="-0.151cm" svg:x1="7.11cm" svg:y1="10.6cm" svg:x2="12.65cm" svg:y2="11.8cm" draw:start-shape="id13" draw:start-glue-point="2" draw:end-shape="id1" draw:end-glue-point="5" svg:d="M7110 10600v450h5540v750" svg:viewBox="0 0 5541 1201">
          <text:p/>
        </draw:connector>
        <draw:connector draw:style-name="gr13" draw:text-style-name="P4" draw:layer="layout" draw:line-skew="-0.151cm" svg:x1="22.29cm" svg:y1="10.6cm" svg:x2="12.65cm" svg:y2="11.8cm" draw:start-shape="id14" draw:end-shape="id1" draw:end-glue-point="5" svg:d="M22290 10600v450h-9640v750" svg:viewBox="0 0 9641 1201">
          <text:p/>
        </draw:connector>
        <draw:connector draw:style-name="gr13" draw:text-style-name="P4" draw:layer="layout" svg:x1="17.6cm" svg:y1="12.9cm" svg:x2="14.3cm" svg:y2="12.9cm" draw:start-shape="id8" draw:start-glue-point="3" draw:end-shape="id1" draw:end-glue-point="8" svg:d="M17600 12900h-3300" svg:viewBox="0 0 3301 1">
          <text:p/>
        </draw:connector>
        <draw:connector draw:style-name="gr13" draw:text-style-name="P4" draw:layer="layout" draw:line-skew="0.289cm" svg:x1="22.4cm" svg:y1="12.9cm" svg:x2="21.1cm" svg:y2="16.15cm" draw:start-shape="id7" draw:start-glue-point="3" draw:end-shape="id9" svg:d="M22400 12900h-365v3250h-935" svg:viewBox="0 0 1301 3251">
          <text:p/>
        </draw:connector>
        <draw:connector draw:style-name="gr13" draw:text-style-name="P4" draw:layer="layout" svg:x1="14.04cm" svg:y1="3.6cm" svg:x2="12.66cm" svg:y2="4.826cm" draw:start-shape="id15" draw:start-glue-point="2" draw:end-shape="id3" draw:end-glue-point="0" svg:d="M14040 3600v614h-1380v612" svg:viewBox="0 0 1381 1227">
          <text:p/>
        </draw:connector>
        <draw:connector draw:style-name="gr13" draw:text-style-name="P4" draw:layer="layout" svg:x1="8.86cm" svg:y1="3.6cm" svg:x2="12.66cm" svg:y2="4.826cm" draw:start-shape="id16" draw:start-glue-point="2" draw:end-shape="id3" draw:end-glue-point="0" svg:d="M8860 3600v614h3800v612" svg:viewBox="0 0 3801 1227">
          <text:p/>
        </draw:connector>
        <draw:connector draw:style-name="gr13" draw:text-style-name="P4" draw:layer="layout" svg:x1="19.16cm" svg:y1="3.6cm" svg:x2="12.66cm" svg:y2="4.826cm" draw:start-shape="id17" draw:start-glue-point="2" draw:end-shape="id3" svg:d="M19160 3600v614h-6500v612" svg:viewBox="0 0 6501 1227">
          <text:p/>
        </draw:connector>
        <draw:connector draw:style-name="gr20" draw:text-style-name="P4" draw:layer="layout" svg:x1="12.66cm" svg:y1="6.926cm" svg:x2="10.66cm" svg:y2="8.526cm" draw:start-shape="id3" draw:start-glue-point="2" draw:end-shape="id10" draw:end-glue-point="0" svg:d="M12660 6926v801h-2000v799" svg:viewBox="0 0 2001 1601">
          <text:p/>
        </draw:connector>
        <draw:connector draw:style-name="gr20" draw:text-style-name="P4" draw:layer="layout" svg:x1="12.66cm" svg:y1="6.926cm" svg:x2="14.651cm" svg:y2="8.5cm" draw:start-shape="id3" draw:start-glue-point="2" draw:end-shape="id18" svg:d="M12660 6926v787h1991v787" svg:viewBox="0 0 1992 1575">
          <text:p/>
        </draw:connector>
        <draw:connector draw:style-name="gr20" draw:text-style-name="P4" draw:layer="layout" svg:x1="12.66cm" svg:y1="6.926cm" svg:x2="7.11cm" svg:y2="8.5cm" draw:start-shape="id3" draw:start-glue-point="2" draw:end-shape="id13" draw:end-glue-point="0" svg:d="M12660 6926v788h-5550v786" svg:viewBox="0 0 5551 1575">
          <text:p/>
        </draw:connector>
        <draw:connector draw:style-name="gr20" draw:text-style-name="P4" draw:layer="layout" svg:x1="12.66cm" svg:y1="6.926cm" svg:x2="12.65cm" svg:y2="11.8cm" draw:start-shape="id3" draw:start-glue-point="2" draw:end-shape="id1" svg:d="M12660 6926v2438h-10v2436" svg:viewBox="0 0 11 4875">
          <text:p/>
        </draw:connector>
        <draw:connector draw:style-name="gr20" draw:text-style-name="P4" draw:layer="layout" svg:x1="12.66cm" svg:y1="6.926cm" svg:x2="18.45cm" svg:y2="8.526cm" draw:start-shape="id3" draw:start-glue-point="2" draw:end-shape="id11" svg:d="M12660 6926v801h5790v799" svg:viewBox="0 0 5791 1601">
          <text:p/>
        </draw:connector>
        <draw:connector draw:style-name="gr20" draw:text-style-name="P4" draw:layer="layout" svg:x1="12.66cm" svg:y1="6.926cm" svg:x2="3.5cm" svg:y2="8.5cm" draw:start-shape="id3" draw:start-glue-point="2" draw:end-shape="id12" draw:end-glue-point="0" svg:d="M12660 6926v788h-9160v786" svg:viewBox="0 0 9161 1575">
          <text:p/>
        </draw:connector>
        <draw:custom-shape draw:style-name="gr21" draw:text-style-name="P3" xml:id="id18" draw:id="id18" draw:layer="layout" svg:width="3.7cm" svg:height="2.027cm" svg:x="12.801cm" svg:y="8.5cm">
          <text:p text:style-name="P1"><text:span text:style-name="T1">ManualExecu-</text:span></text:p>
          <text:p text:style-name="P1"><text:span text:style-name="T1">tion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line-skew="-0.114cm" svg:x1="14.651cm" svg:y1="10.527cm" svg:x2="12.65cm" svg:y2="11.8cm" draw:start-shape="id18" draw:start-glue-point="2" draw:end-shape="id1" draw:end-glue-point="5" svg:d="M14651 10527v523h-2001v750" svg:viewBox="0 0 2002 1274">
          <text:p/>
        </draw:connector>
        <draw:connector draw:style-name="gr13" draw:text-style-name="P4" draw:layer="layout" svg:x1="15.1cm" svg:y1="5.876cm" svg:x2="26.3cm" svg:y2="8.5cm" draw:start-shape="id3" draw:start-glue-point="1" draw:end-shape="id19" draw:end-glue-point="0" svg:d="M15100 5876h11200v2624" svg:viewBox="0 0 11201 2625">
          <text:p/>
        </draw:connector>
        <draw:connector draw:style-name="gr13" draw:text-style-name="P4" draw:layer="layout" svg:x1="15.1cm" svg:y1="5.876cm" svg:x2="22.29cm" svg:y2="8.5cm" draw:start-shape="id3" draw:start-glue-point="1" draw:end-shape="id14" draw:end-glue-point="0" svg:d="M15100 5876h7190v2624" svg:viewBox="0 0 7191 2625">
          <text:p/>
        </draw:connector>
        <draw:connector draw:style-name="gr13" draw:text-style-name="P4" draw:layer="layout" draw:line-skew="0cm -2.346cm" svg:x1="24.25cm" svg:y1="11.9cm" svg:x2="14.3cm" svg:y2="12.9cm" draw:start-shape="id7" draw:start-glue-point="0" draw:end-shape="id1" draw:end-glue-point="8" svg:d="M24250 11900v-509h-8250v1509h-1700" svg:viewBox="0 0 9951 1510">
          <text:p/>
        </draw:connector>
        <draw:connector draw:style-name="gr13" draw:text-style-name="P4" draw:layer="layout" draw:line-skew="1.89cm -0.125cm" svg:x1="26.1cm" svg:y1="12.9cm" svg:x2="12.66cm" svg:y2="4.826cm" draw:start-shape="id7" draw:start-glue-point="1" draw:end-shape="id3" draw:end-glue-point="0" svg:d="M26100 12900h2400v-8700h-15840v626" svg:viewBox="0 0 15841 8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7:59:15.483700840</meta:creation-date>
    <dc:date>2018-02-25T01:38:52.287521143</dc:date>
    <meta:editing-duration>PT5H46M22S</meta:editing-duration>
    <meta:editing-cycles>16</meta:editing-cycles>
    <meta:generator>LibreOffice/5.1.6.2$Linux_X86_64 LibreOffice_project/10m0$Build-2</meta:generator>
    <meta:document-statistic meta:object-count="49"/>
  </office:meta>
</office:document-meta>
</file>